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officeooo:rsid="0023930f" officeooo:paragraph-rsid="0023930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officeooo:rsid="001ec143" officeooo:paragraph-rsid="001ec143"/>
    </style:style>
    <style:style style:name="P3" style:family="paragraph" style:parent-style-name="Standard">
      <style:paragraph-properties fo:text-align="end" style:justify-single-word="false"/>
      <style:text-properties officeooo:rsid="001ec143" officeooo:paragraph-rsid="001ec143"/>
    </style:style>
    <style:style style:name="P4" style:family="paragraph" style:parent-style-name="Standard">
      <style:paragraph-properties fo:text-align="end" style:justify-single-word="false"/>
      <style:text-properties officeooo:rsid="0023930f" officeooo:paragraph-rsid="0023930f"/>
    </style:style>
    <style:style style:name="P5" style:family="paragraph" style:parent-style-name="Standard">
      <style:paragraph-properties fo:text-align="start" style:justify-single-word="false"/>
      <style:text-properties fo:font-size="11pt" officeooo:rsid="001ec143" officeooo:paragraph-rsid="001ec14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ec143" officeooo:paragraph-rsid="0024256d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c143" officeooo:paragraph-rsid="001ec143" style:font-size-asian="20pt" style:font-size-complex="2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1fe9fe" officeooo:paragraph-rsid="001fe9fe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1ffa83" officeooo:paragraph-rsid="001ffa8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fe9fe" officeooo:paragraph-rsid="001fe9fe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1ec143" officeooo:paragraph-rsid="001ec143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ec143" officeooo:paragraph-rsid="002e3755" style:font-size-asian="11pt" style:font-size-complex="11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officeooo:rsid="001fe9fe" officeooo:paragraph-rsid="0026cc1a" style:font-size-asian="11pt" style:font-size-complex="11pt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officeooo:rsid="001fe9fe" officeooo:paragraph-rsid="002ded3e" style:font-size-asian="11pt" style:font-size-complex="11pt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officeooo:rsid="001ffa83" officeooo:paragraph-rsid="002ded3e" style:font-size-asian="11pt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1ffa83" officeooo:paragraph-rsid="001ffa83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288a4c" officeooo:paragraph-rsid="002ded3e" style:font-size-asian="11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21a749" officeooo:paragraph-rsid="002e3755" style:font-size-asian="11pt" style:font-size-complex="11pt"/>
    </style:style>
    <style:style style:name="T1" style:family="text">
      <style:text-properties officeooo:rsid="001ffa83"/>
    </style:style>
    <style:style style:name="T2" style:family="text">
      <style:text-properties officeooo:rsid="0021a749"/>
    </style:style>
    <style:style style:name="T3" style:family="text">
      <style:text-properties officeooo:rsid="0023930f"/>
    </style:style>
    <style:style style:name="T4" style:family="text">
      <style:text-properties style:text-position="super 58%" officeooo:rsid="0021a749"/>
    </style:style>
    <style:style style:name="T5" style:family="text">
      <style:text-properties style:text-position="super 58%" officeooo:rsid="002b1d41"/>
    </style:style>
    <style:style style:name="T6" style:family="text">
      <style:text-properties style:text-position="super 58%" officeooo:rsid="002b253d"/>
    </style:style>
    <style:style style:name="T7" style:family="text">
      <style:text-properties style:text-position="super 58%" officeooo:rsid="002e3755"/>
    </style:style>
    <style:style style:name="T8" style:family="text">
      <style:text-properties officeooo:rsid="00252d5b"/>
    </style:style>
    <style:style style:name="T9" style:family="text">
      <style:text-properties officeooo:rsid="0026cc1a"/>
    </style:style>
    <style:style style:name="T10" style:family="text">
      <style:text-properties officeooo:rsid="0029bd4d"/>
    </style:style>
    <style:style style:name="T11" style:family="text">
      <style:text-properties officeooo:rsid="002b1d41"/>
    </style:style>
    <style:style style:name="T12" style:family="text">
      <style:text-properties officeooo:rsid="002b253d"/>
    </style:style>
    <style:style style:name="T13" style:family="text">
      <style:text-properties officeooo:rsid="002db42a"/>
    </style:style>
    <style:style style:name="T14" style:family="text">
      <style:text-properties officeooo:rsid="002ded3e"/>
    </style:style>
    <style:style style:name="T15" style:family="text">
      <style:text-properties officeooo:rsid="002e3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019 </text:span>データサイエンス</text:p>
      <text:p text:style-name="P7">第<text:span text:style-name="T8">2</text:span>回レポート</text:p>
      <text:p text:style-name="P4"/>
      <text:p text:style-name="P3">工学系研究科　技術経営戦略学専攻</text:p>
      <text:p text:style-name="P3">37-176854　キム　フィミョン</text:p>
      <text:p text:style-name="P3"/>
      <text:p text:style-name="P5">この度は、スマホのセンサーからの計測データをもとにユーザーの動作を予測するモデルを構築した。本レポートではその詳細と性能について解説する。</text:p>
      <text:p text:style-name="P5"/>
      <text:p text:style-name="P5">1.　予測性能を向上させるための自分なりの工夫点と結果、考察</text:p>
      <text:p text:style-name="P5">手法：深層学習</text:p>
      <text:p text:style-name="P12">　基礎的な深層学習手法を用いたモデルを構築したみた。<text:span text:style-name="T15">当モデルは、Linearのみで構成された単純な深層学習モデルを用いて、パフォーマンスの極大化と同時にモデル複雑度の最小化を図る実験である。</text:span></text:p>
      <text:p text:style-name="P12"><text:span text:style-name="T15">　</text:span>最終的に提案するモデルは以下である。</text:p>
      <text:p text:style-name="P10">・Linears: <text:span text:style-name="T14">5</text:span>層の連続したlinear演算。</text:p>
      <text:p text:style-name="P14">- 出力次元数: <text:s/><text:span text:style-name="T12">1024 → 64 → 32 → 16 → 6</text:span></text:p>
      <text:p text:style-name="P15">- 演算にはバイアス項が付いており、Dropoutは50%を設け、Regularizationを図る。</text:p>
      <text:p text:style-name="P13">- 各層の後ろには<text:span text:style-name="T1">BatchNormalizationを施す。</text:span></text:p>
      <text:p text:style-name="P13"><text:span text:style-name="T9">- 各層にReLU activation(最後にはLogSoftmax)を設け、非線形性を与える。</text:span></text:p>
      <text:p text:style-name="P8">・<text:span text:style-name="T1">Loss: Negative Log Likelihood</text:span></text:p>
      <text:p text:style-name="P9">・Optimizer: Adam<text:span text:style-name="T2">(lr: 1x10</text:span><text:span text:style-name="T4">-3</text:span><text:span text:style-name="T2">, betas: (0.9, 0.999), epsilon: 1x10</text:span><text:span text:style-name="T4">-8</text:span><text:span text:style-name="T2">, weight decay: 0)</text:span></text:p>
      <text:p text:style-name="P9"/>
      <text:p text:style-name="P17"><text:span text:style-name="T15">　</text:span>最初のトライでは13層<text:span text:style-name="T10">(1024 → 512 → 256 → 256 → 128 → 128 → 64 → 64 → 32 → 32 → 16 → 16 → 6)</text:span>、<text:span text:style-name="T10">epoch=1000</text:span>を試したが、サンプル平均ロス<text:span text:style-name="T11">3.0x10</text:span><text:span text:style-name="T4">-</text:span><text:span text:style-name="T5">4</text:span>で、正解率は38％に過ぎなかったため、過適合の可能性が見られた。</text:p>
      <text:p text:style-name="P17"><text:span text:style-name="T15">　</text:span>ここで、モデルを8層<text:span text:style-name="T10">(1024 → 512 → 256 → 128 → 64 → 32 → 16 → 6)</text:span>まで拡大させ、再度訓練させた結果、サンプル平均ロス<text:span text:style-name="T15">1.9x10</text:span><text:span text:style-name="T4">-</text:span><text:span text:style-name="T7">4</text:span>で、正解率が<text:span text:style-name="T12">53%に向上することが確認された。</text:span></text:p>
      <text:p text:style-name="P17"><text:span text:style-name="T15">　より最適なモデルの複雑度を決定するために、層の加減をし、訓練させてみた結果、当モデル（1024 → 64 → 32 → 16 → 6、</text:span>サンプル平均ロス<text:span text:style-name="T15">1.2x10</text:span><text:span text:style-name="T4">-</text:span><text:span text:style-name="T7">4</text:span><text:span text:style-name="T12">、正解率61%）がもっとも経済的なパフォーマンスを見せてくれた。</text:span></text:p>
      <text:p text:style-name="P18"/>
      <text:p text:style-name="P5">2.<text:span text:style-name="T15">　</text:span>ここまでの講義の感想</text:p>
      <text:p text:style-name="P6">いつも難解な内容を丁寧に解説していただき、ありがとうございま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officeooo:rsid="0023930f" officeooo:paragraph-rsid="0023930f" style:font-size-asian="8pt" style:font-size-complex="8pt"/>
    </style:style>
    <style:style style:name="MT1" style:family="text">
      <style:text-properties officeooo:rsid="00252d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019データサイエンス　第<text:span text:style-name="MT1">2</text:span>回レポート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1:03:20.852938327</meta:creation-date>
    <dc:date>2020-02-10T16:03:27.043557456</dc:date>
    <meta:editing-duration>PT51M4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668" meta:character-count="1015" meta:non-whitespace-character-count="928"/>
  </office:meta>
</office:document-meta>
</file>